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 style:data-style-name="N0"/>
    <style:style style:name="ce5" style:family="table-cell" style:parent-style-name="Default" style:data-style-name="N60"/>
    <style:style style:name="ce6" style:family="table-cell" style:parent-style-name="Default" style:data-style-name="N117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formula="of:=[case0.H26]" office:value-type="float" office:value="0.00509415391304348">
            <text:p>0.00509</text:p>
          </table:table-cell>
          <table:table-cell table:style-name="ce2"/>
          <table:table-cell table:formula="of:=[case0.I26]" office:value-type="float" office:value="0.0114263969565217">
            <text:p>0.01143</text:p>
          </table:table-cell>
          <table:table-cell table:style-name="ce2"/>
          <table:table-cell table:formula="of:=[case0.J26]" office:value-type="float" office:value="0.0133624234782609">
            <text:p>0.01336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formula="of:=[case1.H26]" office:value-type="float" office:value="0.00622770913043478">
            <text:p>0.00623</text:p>
          </table:table-cell>
          <table:table-cell table:formula="of:=[.B4]/[.B$3]" office:value-type="percentage" office:value="1.22252080261824">
            <text:p>122.3%</text:p>
          </table:table-cell>
          <table:table-cell table:formula="of:=[case1.I26]" office:value-type="float" office:value="0.012161422173913">
            <text:p>0.01216</text:p>
          </table:table-cell>
          <table:table-cell table:formula="of:=[.D4]/[.D$3]" office:value-type="percentage" office:value="1.06432694577198">
            <text:p>106.4%</text:p>
          </table:table-cell>
          <table:table-cell table:formula="of:=[case1.J26]" office:value-type="float" office:value="0.0140948065217391">
            <text:p>0.01409</text:p>
          </table:table-cell>
          <table:table-cell table:style-name="ce3" table:formula="of:=[.F4]/[.F$3]" office:value-type="percentage" office:value="1.05480914780689">
            <text:p>105.5%</text:p>
          </table:table-cell>
        </table:table-row>
        <table:table-row table:style-name="ro1">
          <table:table-cell office:value-type="string">
            <text:p>case2</text:p>
          </table:table-cell>
          <table:table-cell table:formula="of:=[case2.H26]" office:value-type="float" office:value="0.00477377347826087">
            <text:p>0.00477</text:p>
          </table:table-cell>
          <table:table-cell table:formula="of:=[.B5]/[.B$3]" office:value-type="percentage" office:value="0.937108214582547">
            <text:p>93.7%</text:p>
          </table:table-cell>
          <table:table-cell table:formula="of:=[case2.I26]" office:value-type="float" office:value="0.0106797069565217">
            <text:p>0.01068</text:p>
          </table:table-cell>
          <table:table-cell table:formula="of:=[.D5]/[.D$3]" office:value-type="percentage" office:value="0.934652191513982">
            <text:p>93.5%</text:p>
          </table:table-cell>
          <table:table-cell table:formula="of:=[case2.J26]" office:value-type="float" office:value="0.0119738152173913">
            <text:p>0.01197</text:p>
          </table:table-cell>
          <table:table-cell table:style-name="ce3" table:formula="of:=[.F5]/[.F$3]" office:value-type="percentage" office:value="0.896081106609989">
            <text:p>89.6%</text:p>
          </table:table-cell>
        </table:table-row>
        <table:table-row table:style-name="ro1">
          <table:table-cell office:value-type="string">
            <text:p>case3</text:p>
          </table:table-cell>
          <table:table-cell table:formula="of:=[case3.H26]" office:value-type="float" office:value="0.0066271947826087">
            <text:p>0.00663</text:p>
          </table:table-cell>
          <table:table-cell table:formula="of:=[.B6]/[.B$3]" office:value-type="percentage" office:value="1.30094121530955">
            <text:p>130.1%</text:p>
          </table:table-cell>
          <table:table-cell table:formula="of:=[case3.I26]" office:value-type="float" office:value="0.0119057113043478">
            <text:p>0.01191</text:p>
          </table:table-cell>
          <table:table-cell table:formula="of:=[.D6]/[.D$3]" office:value-type="percentage" office:value="1.04194798672319">
            <text:p>104.2%</text:p>
          </table:table-cell>
          <table:table-cell table:formula="of:=[case3.J26]" office:value-type="float" office:value="0.01424633">
            <text:p>0.01425</text:p>
          </table:table-cell>
          <table:table-cell table:style-name="ce3" table:formula="of:=[.F6]/[.F$3]" office:value-type="percentage" office:value="1.06614866855381">
            <text:p>106.6%</text:p>
          </table:table-cell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4" office:value-type="float" office:value="0.125">
            <text:p>0.13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table:number-columns-repeated="2"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593669">
            <text:p>0.01</text:p>
          </table:table-cell>
          <table:table-cell table:formula="of:=INDIRECT(ADDRESS([.L2];6;4))" office:value-type="float" office:value="0.0101443">
            <text:p>0.01</text:p>
          </table:table-cell>
          <table:table-cell table:formula="of:=INDIRECT(ADDRESS([.M2];6;4))" office:value-type="float" office:value="0.00998541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739045">
            <text:p>0.01</text:p>
          </table:table-cell>
          <table:table-cell table:formula="of:=INDIRECT(ADDRESS([.L3];6;4))" office:value-type="float" office:value="0.0224648">
            <text:p>0.02</text:p>
          </table:table-cell>
          <table:table-cell table:formula="of:=INDIRECT(ADDRESS([.M3];6;4))" office:value-type="float" office:value="0.0205327">
            <text:p>0.0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98">
            <text:p>198</text:p>
          </table:table-cell>
          <table:table-cell table:number-columns-repeated="3"/>
          <table:table-cell table:formula="of:=INDIRECT(ADDRESS([.K4];6;4))" office:value-type="float" office:value="0.00579056">
            <text:p>0.01</text:p>
          </table:table-cell>
          <table:table-cell table:formula="of:=INDIRECT(ADDRESS([.L4];6;4))" office:value-type="float" office:value="0.00894888">
            <text:p>0.01</text:p>
          </table:table-cell>
          <table:table-cell table:formula="of:=INDIRECT(ADDRESS([.M4];6;4))" office:value-type="float" office:value="0.00886195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943">
            <text:p>5.73</text:p>
          </table:table-cell>
          <table:table-cell/>
          <table:table-cell table:formula="of:=INDIRECT(ADDRESS([.K5];6;4))" office:value-type="float" office:value="0.00578741">
            <text:p>0.01</text:p>
          </table:table-cell>
          <table:table-cell table:formula="of:=INDIRECT(ADDRESS([.L5];6;4))" office:value-type="float" office:value="0.0113276">
            <text:p>0.01</text:p>
          </table:table-cell>
          <table:table-cell table:formula="of:=INDIRECT(ADDRESS([.M5];6;4))" office:value-type="float" office:value="0.0112179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2947">
            <text:p>5.73</text:p>
          </table:table-cell>
          <table:table-cell/>
          <table:table-cell table:formula="of:=INDIRECT(ADDRESS([.K6];6;4))" office:value-type="float" office:value="0.00968859">
            <text:p>0.01</text:p>
          </table:table-cell>
          <table:table-cell table:formula="of:=INDIRECT(ADDRESS([.L6];6;4))" office:value-type="float" office:value="0.0099769">
            <text:p>0.01</text:p>
          </table:table-cell>
          <table:table-cell table:formula="of:=INDIRECT(ADDRESS([.M6];6;4))" office:value-type="float" office:value="0.016224">
            <text:p>0.02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30481">
            <text:p>4.30E-005</text:p>
          </table:table-cell>
          <table:table-cell/>
          <table:table-cell table:formula="of:=INDIRECT(ADDRESS([.K7];6;4))" office:value-type="float" office:value="0.00894335">
            <text:p>0.01</text:p>
          </table:table-cell>
          <table:table-cell table:formula="of:=INDIRECT(ADDRESS([.L7];6;4))" office:value-type="float" office:value="0.0171588">
            <text:p>0.02</text:p>
          </table:table-cell>
          <table:table-cell table:formula="of:=INDIRECT(ADDRESS([.M7];6;4))" office:value-type="float" office:value="0.0182985">
            <text:p>0.02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8801">
            <text:p>0.03</text:p>
          </table:table-cell>
          <table:table-cell table:number-columns-repeated="3"/>
          <table:table-cell table:formula="of:=INDIRECT(ADDRESS([.K8];6;4))" office:value-type="float" office:value="0.00833712">
            <text:p>0.01</text:p>
          </table:table-cell>
          <table:table-cell table:formula="of:=INDIRECT(ADDRESS([.L8];6;4))" office:value-type="float" office:value="0.0120088">
            <text:p>0.01</text:p>
          </table:table-cell>
          <table:table-cell table:formula="of:=INDIRECT(ADDRESS([.M8];6;4))" office:value-type="float" office:value="0.00929488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5159">
            <text:p>29.52</text:p>
          </table:table-cell>
          <table:table-cell table:number-columns-repeated="3"/>
          <table:table-cell table:formula="of:=INDIRECT(ADDRESS([.K9];6;4))" office:value-type="float" office:value="0.00580004">
            <text:p>0.01</text:p>
          </table:table-cell>
          <table:table-cell table:formula="of:=INDIRECT(ADDRESS([.L9];6;4))" office:value-type="float" office:value="0.0130815">
            <text:p>0.01</text:p>
          </table:table-cell>
          <table:table-cell table:formula="of:=INDIRECT(ADDRESS([.M9];6;4))" office:value-type="float" office:value="0.018609">
            <text:p>0.02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2942">
            <text:p>5.73</text:p>
          </table:table-cell>
          <table:table-cell table:number-columns-repeated="3"/>
          <table:table-cell table:formula="of:=INDIRECT(ADDRESS([.K10];6;4))" office:value-type="float" office:value="0.00575818">
            <text:p>0.01</text:p>
          </table:table-cell>
          <table:table-cell table:formula="of:=INDIRECT(ADDRESS([.L10];6;4))" office:value-type="float" office:value="0.0093604">
            <text:p>0.01</text:p>
          </table:table-cell>
          <table:table-cell table:formula="of:=INDIRECT(ADDRESS([.M10];6;4))" office:value-type="float" office:value="0.0173491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951">
            <text:p>5.73</text:p>
          </table:table-cell>
          <table:table-cell/>
          <table:table-cell table:formula="of:=INDIRECT(ADDRESS([.K11];6;4))" office:value-type="float" office:value="0.00569657">
            <text:p>0.01</text:p>
          </table:table-cell>
          <table:table-cell table:formula="of:=INDIRECT(ADDRESS([.L11];6;4))" office:value-type="float" office:value="0.0115033">
            <text:p>0.01</text:p>
          </table:table-cell>
          <table:table-cell table:formula="of:=INDIRECT(ADDRESS([.M11];6;4))" office:value-type="float" office:value="0.0114256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322">
            <text:p>5.76</text:p>
          </table:table-cell>
          <table:table-cell/>
          <table:table-cell table:formula="of:=INDIRECT(ADDRESS([.K12];6;4))" office:value-type="float" office:value="0.0081744">
            <text:p>0.01</text:p>
          </table:table-cell>
          <table:table-cell table:formula="of:=INDIRECT(ADDRESS([.L12];6;4))" office:value-type="float" office:value="0.00960329">
            <text:p>0.01</text:p>
          </table:table-cell>
          <table:table-cell table:formula="of:=INDIRECT(ADDRESS([.M12];6;4))" office:value-type="float" office:value="0.0143916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7087">
            <text:p>0.03</text:p>
          </table:table-cell>
          <table:table-cell/>
          <table:table-cell table:formula="of:=INDIRECT(ADDRESS([.K13];6;4))" office:value-type="float" office:value="0.00578622">
            <text:p>0.01</text:p>
          </table:table-cell>
          <table:table-cell table:formula="of:=INDIRECT(ADDRESS([.L13];6;4))" office:value-type="float" office:value="0.0110784">
            <text:p>0.01</text:p>
          </table:table-cell>
          <table:table-cell table:formula="of:=INDIRECT(ADDRESS([.M13];6;4))" office:value-type="float" office:value="0.00704483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948">
            <text:p>5.73</text:p>
          </table:table-cell>
          <table:table-cell/>
          <table:table-cell table:formula="of:=INDIRECT(ADDRESS([.K14];6;4))" office:value-type="float" office:value="0.00789202">
            <text:p>0.01</text:p>
          </table:table-cell>
          <table:table-cell table:formula="of:=INDIRECT(ADDRESS([.L14];6;4))" office:value-type="float" office:value="0.0113947">
            <text:p>0.01</text:p>
          </table:table-cell>
          <table:table-cell table:formula="of:=INDIRECT(ADDRESS([.M14];6;4))" office:value-type="float" office:value="0.0120322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2951">
            <text:p>5.73</text:p>
          </table:table-cell>
          <table:table-cell/>
          <table:table-cell table:formula="of:=INDIRECT(ADDRESS([.K15];6;4))" office:value-type="float" office:value="0.00621591">
            <text:p>0.01</text:p>
          </table:table-cell>
          <table:table-cell table:formula="of:=INDIRECT(ADDRESS([.L15];6;4))" office:value-type="float" office:value="0.00907683">
            <text:p>0.01</text:p>
          </table:table-cell>
          <table:table-cell table:formula="of:=INDIRECT(ADDRESS([.M15];6;4))" office:value-type="float" office:value="0.00884054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/>
          <table:table-cell table:formula="of:=INDIRECT(ADDRESS([.K16];6;4))" office:value-type="float" office:value="0.00610296">
            <text:p>0.01</text:p>
          </table:table-cell>
          <table:table-cell table:formula="of:=INDIRECT(ADDRESS([.L16];6;4))" office:value-type="float" office:value="0.0115578">
            <text:p>0.01</text:p>
          </table:table-cell>
          <table:table-cell table:formula="of:=INDIRECT(ADDRESS([.M16];6;4))" office:value-type="float" office:value="0.0178728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INDIRECT(ADDRESS([.K17];6;4))" office:value-type="float" office:value="0.00611836">
            <text:p>0.01</text:p>
          </table:table-cell>
          <table:table-cell table:formula="of:=INDIRECT(ADDRESS([.L17];6;4))" office:value-type="float" office:value="0.0116605">
            <text:p>0.01</text:p>
          </table:table-cell>
          <table:table-cell table:formula="of:=INDIRECT(ADDRESS([.M17];6;4))" office:value-type="float" office:value="0.0116307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962">
            <text:p>5.73</text:p>
          </table:table-cell>
          <table:table-cell/>
          <table:table-cell table:formula="of:=INDIRECT(ADDRESS([.K18];6;4))" office:value-type="float" office:value="0.00578346">
            <text:p>0.01</text:p>
          </table:table-cell>
          <table:table-cell table:formula="of:=INDIRECT(ADDRESS([.L18];6;4))" office:value-type="float" office:value="0.0115045">
            <text:p>0.01</text:p>
          </table:table-cell>
          <table:table-cell table:formula="of:=INDIRECT(ADDRESS([.M18];6;4))" office:value-type="float" office:value="0.0115231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555">
            <text:p>5.74</text:p>
          </table:table-cell>
          <table:table-cell/>
          <table:table-cell table:formula="of:=INDIRECT(ADDRESS([.K19];6;4))" office:value-type="float" office:value="0.00764716">
            <text:p>0.01</text:p>
          </table:table-cell>
          <table:table-cell table:formula="of:=INDIRECT(ADDRESS([.L19];6;4))" office:value-type="float" office:value="0.00980431">
            <text:p>0.01</text:p>
          </table:table-cell>
          <table:table-cell table:formula="of:=INDIRECT(ADDRESS([.M19];6;4))" office:value-type="float" office:value="0.0124831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3669">
            <text:p>0.01</text:p>
          </table:table-cell>
          <table:table-cell/>
          <table:table-cell table:formula="of:=INDIRECT(ADDRESS([.K20];6;4))" office:value-type="float" office:value="0.00573014">
            <text:p>0.01</text:p>
          </table:table-cell>
          <table:table-cell table:formula="of:=INDIRECT(ADDRESS([.L20];6;4))" office:value-type="float" office:value="0.00998243">
            <text:p>0.01</text:p>
          </table:table-cell>
          <table:table-cell table:formula="of:=INDIRECT(ADDRESS([.M20];6;4))" office:value-type="float" office:value="0.0098580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3556">
            <text:p>5.74</text:p>
          </table:table-cell>
          <table:table-cell/>
          <table:table-cell table:formula="of:=INDIRECT(ADDRESS([.K21];6;4))" office:value-type="float" office:value="0.00627831">
            <text:p>0.01</text:p>
          </table:table-cell>
          <table:table-cell table:formula="of:=INDIRECT(ADDRESS([.L21];6;4))" office:value-type="float" office:value="0.00959262">
            <text:p>0.01</text:p>
          </table:table-cell>
          <table:table-cell table:formula="of:=INDIRECT(ADDRESS([.M21];6;4))" office:value-type="float" office:value="0.0176862">
            <text:p>0.02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4571">
            <text:p>5.75</text:p>
          </table:table-cell>
          <table:table-cell/>
          <table:table-cell table:formula="of:=INDIRECT(ADDRESS([.K22];6;4))" office:value-type="float" office:value="0.00580083">
            <text:p>0.01</text:p>
          </table:table-cell>
          <table:table-cell table:formula="of:=INDIRECT(ADDRESS([.L22];6;4))" office:value-type="float" office:value="0.014059">
            <text:p>0.01</text:p>
          </table:table-cell>
          <table:table-cell table:formula="of:=INDIRECT(ADDRESS([.M22];6;4))" office:value-type="float" office:value="0.0142324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443">
            <text:p>0.01</text:p>
          </table:table-cell>
          <table:table-cell/>
          <table:table-cell table:formula="of:=INDIRECT(ADDRESS([.K23];6;4))" office:value-type="float" office:value="0.00582413">
            <text:p>0.01</text:p>
          </table:table-cell>
          <table:table-cell table:formula="of:=INDIRECT(ADDRESS([.L23];6;4))" office:value-type="float" office:value="0.0138895">
            <text:p>0.01</text:p>
          </table:table-cell>
          <table:table-cell table:formula="of:=INDIRECT(ADDRESS([.M23];6;4))" office:value-type="float" office:value="0.0137062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446">
            <text:p>5.74</text:p>
          </table:table-cell>
          <table:table-cell/>
          <table:table-cell table:formula="of:=INDIRECT(ADDRESS([.K24];6;4))" office:value-type="float" office:value="0.00594262">
            <text:p>0.01</text:p>
          </table:table-cell>
          <table:table-cell table:formula="of:=INDIRECT(ADDRESS([.L24];6;4))" office:value-type="float" office:value="0.0146522">
            <text:p>0.01</text:p>
          </table:table-cell>
          <table:table-cell table:formula="of:=INDIRECT(ADDRESS([.M24];6;4))" office:value-type="float" office:value="0.0345648">
            <text:p>0.03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458">
            <text:p>5.75</text:p>
          </table:table-cell>
          <table:table-cell/>
          <table:table-cell table:style-name="ce6" table:formula="of:=SUM([.H2:.H24])" office:value-type="float" office:value="0.15242548">
            <text:p>0.15243</text:p>
          </table:table-cell>
          <table:table-cell table:style-name="ce6" table:formula="of:=SUM([.I2:.I24])" office:value-type="float" office:value="0.27383136">
            <text:p>0.27383</text:p>
          </table:table-cell>
          <table:table-cell table:style-name="ce6" table:formula="of:=SUM([.J2:.J24])" office:value-type="float" office:value="0.32766559">
            <text:p>0.32767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8541">
            <text:p>0.01</text:p>
          </table:table-cell>
          <table:table-cell/>
          <table:table-cell table:style-name="ce6" table:formula="of:=AVERAGE([.H2:.H24])" office:value-type="float" office:value="0.0066271947826087">
            <text:p>0.00663</text:p>
          </table:table-cell>
          <table:table-cell table:style-name="ce6" table:formula="of:=AVERAGE([.I2:.I24])" office:value-type="float" office:value="0.0119057113043478">
            <text:p>0.01191</text:p>
          </table:table-cell>
          <table:table-cell table:style-name="ce6" table:formula="of:=AVERAGE([.J2:.J24])" office:value-type="float" office:value="0.01424633">
            <text:p>0.01425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331">
            <text:p>5.76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334">
            <text:p>5.76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9899">
            <text:p>3.20E-00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42592">
            <text:p>0.03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1892">
            <text:p>29.19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633">
            <text:p>5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338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9748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100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335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337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347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7086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390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7087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9334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464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7499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9552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532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9757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976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0152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38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0102">
            <text:p>41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9756">
            <text:p>5.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9764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2193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293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9761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9763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9772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0351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905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0352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1246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48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0843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1729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619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2195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2199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125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1966">
            <text:p>45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82195">
            <text:p>5.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2203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4406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033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2199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2202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1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2213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2792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7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2792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3925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2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3052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4174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17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4408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4411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595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1480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1.7658">
            <text:p>31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84407">
            <text:p>5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4414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7554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1394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4412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4414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4423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5392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88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393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6391">
            <text:p>5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7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359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6981">
            <text:p>5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24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7556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7559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8051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413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279">
            <text:p>29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87555">
            <text:p>5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7563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0895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321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756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7562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7572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8466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43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8468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0184">
            <text:p>5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5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8718">
            <text:p>5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0548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298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0897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0901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5696">
            <text:p>3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70775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6.9706">
            <text:p>26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90897">
            <text:p>5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0904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4603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6985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0901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0903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0913">
            <text:p>5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1747">
            <text:p>5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37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1749">
            <text:p>5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295">
            <text:p>5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00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2873">
            <text:p>5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3803">
            <text:p>5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948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4605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4643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37400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4502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8.9834">
            <text:p>28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94604">
            <text:p>5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4647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8053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062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4643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4646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4656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5236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00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5237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6545">
            <text:p>5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08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547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7331">
            <text:p>5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609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8055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8059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441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1595">
            <text:p>35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98055">
            <text:p>5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8062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0897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35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8059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8062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8118">
            <text:p>5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8694">
            <text:p>5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58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8694">
            <text:p>5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9963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6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98537">
            <text:p>5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0272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3491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0899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0902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0152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90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2677">
            <text:p>45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0899">
            <text:p>6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0906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107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007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0903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0905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0914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1484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96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1485">
            <text:p>6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2635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1736">
            <text:p>6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2879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25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109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112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8051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228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4257">
            <text:p>35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3108">
            <text:p>6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115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929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1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112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114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124">
            <text:p>6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941">
            <text:p>6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7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942">
            <text:p>6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4903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032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986">
            <text:p>6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425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391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5931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935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499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5134">
            <text:p>46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5931">
            <text:p>6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5939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079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408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5935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938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5948">
            <text:p>6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27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6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27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7635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7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161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7865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0448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8081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084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4101">
            <text:p>3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995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72">
            <text:p>35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808">
            <text:p>6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8088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879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12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8085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087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8096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885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92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8886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026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257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46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032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0881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884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7798">
            <text:p>3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62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234">
            <text:p>46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088">
            <text:p>6.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0888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041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537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0885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887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0896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517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15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519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2427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76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859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2743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405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044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047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729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2.5423">
            <text:p>32.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3043">
            <text:p>6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051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1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0585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048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05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061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671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02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672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4828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57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72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512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728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117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2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5696">
            <text:p>3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638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728">
            <text:p>29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6116">
            <text:p>6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124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478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541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121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23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197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809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18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81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976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6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57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736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30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8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484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8051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296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85">
            <text:p>44.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948">
            <text:p>6.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87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08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207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84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487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97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076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3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076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227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23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476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23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1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13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2">
            <text:p>3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971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0763">
            <text:p>37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1709">
            <text:p>6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17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398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811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14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1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25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4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647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493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473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04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7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48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483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407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411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278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3125">
            <text:p>49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4407">
            <text:p>6.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414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6433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190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411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414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424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997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01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998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996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82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237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6222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580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435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6438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0152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91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8257">
            <text:p>35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6434">
            <text:p>6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441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224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825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439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6441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45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7077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78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7079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38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92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871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64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6862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227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2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1747">
            <text:p>3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076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9319">
            <text:p>36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9226">
            <text:p>6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234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32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979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231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2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24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823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00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823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229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103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2526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232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34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38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02836">
            <text:p>4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36496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9097">
            <text:p>22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1933">
            <text:p>6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42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297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3545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3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42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3825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407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24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408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797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889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738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109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706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299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308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924152">
            <text:p>9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09018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9.6457">
            <text:p>19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6298">
            <text:p>6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312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387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07486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309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31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422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7016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42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017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8482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65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489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45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5648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389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393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90988">
            <text:p>3.9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1129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2.1241">
            <text:p>32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1389">
            <text:p>6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398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1020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394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397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92253">
            <text:p>2.9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409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01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21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02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3036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45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4" office:value-type="float" office:value="0.0833333333333333">
            <text:p>0.08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497265">
            <text:p>0</text:p>
          </table:table-cell>
          <table:table-cell table:formula="of:=INDIRECT(ADDRESS([.L2];6;4))" office:value-type="float" office:value="0.00863885">
            <text:p>0.01</text:p>
          </table:table-cell>
          <table:table-cell table:formula="of:=INDIRECT(ADDRESS([.M2];6;4))" office:value-type="float" office:value="0.00878208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470962">
            <text:p>0</text:p>
          </table:table-cell>
          <table:table-cell table:formula="of:=INDIRECT(ADDRESS([.L3];6;4))" office:value-type="float" office:value="0.00958354">
            <text:p>0.01</text:p>
          </table:table-cell>
          <table:table-cell table:formula="of:=INDIRECT(ADDRESS([.M3];6;4))" office:value-type="float" office:value="0.0096464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3"/>
          <table:table-cell table:formula="of:=INDIRECT(ADDRESS([.K4];6;4))" office:value-type="float" office:value="0.00478348">
            <text:p>0</text:p>
          </table:table-cell>
          <table:table-cell table:formula="of:=INDIRECT(ADDRESS([.L4];6;4))" office:value-type="float" office:value="0.00844849">
            <text:p>0.01</text:p>
          </table:table-cell>
          <table:table-cell table:formula="of:=INDIRECT(ADDRESS([.M4];6;4))" office:value-type="float" office:value="0.0111022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57">
            <text:p>7.57</text:p>
          </table:table-cell>
          <table:table-cell/>
          <table:table-cell table:formula="of:=INDIRECT(ADDRESS([.K5];6;4))" office:value-type="float" office:value="0.00458561">
            <text:p>0</text:p>
          </table:table-cell>
          <table:table-cell table:formula="of:=INDIRECT(ADDRESS([.L5];6;4))" office:value-type="float" office:value="0.0101072">
            <text:p>0.01</text:p>
          </table:table-cell>
          <table:table-cell table:formula="of:=INDIRECT(ADDRESS([.M5];6;4))" office:value-type="float" office:value="0.0184584">
            <text:p>0.0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73">
            <text:p>7.57</text:p>
          </table:table-cell>
          <table:table-cell/>
          <table:table-cell table:formula="of:=INDIRECT(ADDRESS([.K6];6;4))" office:value-type="float" office:value="0.00460299">
            <text:p>0</text:p>
          </table:table-cell>
          <table:table-cell table:formula="of:=INDIRECT(ADDRESS([.L6];6;4))" office:value-type="float" office:value="0.011544">
            <text:p>0.01</text:p>
          </table:table-cell>
          <table:table-cell table:formula="of:=INDIRECT(ADDRESS([.M6];6;4))" office:value-type="float" office:value="0.01857">
            <text:p>0.02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521">
            <text:p>0</text:p>
          </table:table-cell>
          <table:table-cell/>
          <table:table-cell table:formula="of:=INDIRECT(ADDRESS([.K7];6;4))" office:value-type="float" office:value="0.00459351">
            <text:p>0</text:p>
          </table:table-cell>
          <table:table-cell table:formula="of:=INDIRECT(ADDRESS([.L7];6;4))" office:value-type="float" office:value="0.0109559">
            <text:p>0.01</text:p>
          </table:table-cell>
          <table:table-cell table:formula="of:=INDIRECT(ADDRESS([.M7];6;4))" office:value-type="float" office:value="0.0109242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718">
            <text:p>0.02</text:p>
          </table:table-cell>
          <table:table-cell table:number-columns-repeated="3"/>
          <table:table-cell table:formula="of:=INDIRECT(ADDRESS([.K8];6;4))" office:value-type="float" office:value="0.00480994">
            <text:p>0</text:p>
          </table:table-cell>
          <table:table-cell table:formula="of:=INDIRECT(ADDRESS([.L8];6;4))" office:value-type="float" office:value="0.00990857">
            <text:p>0.01</text:p>
          </table:table-cell>
          <table:table-cell table:formula="of:=INDIRECT(ADDRESS([.M8];6;4))" office:value-type="float" office:value="0.00863827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3066">
            <text:p>45.31</text:p>
          </table:table-cell>
          <table:table-cell table:number-columns-repeated="3"/>
          <table:table-cell table:formula="of:=INDIRECT(ADDRESS([.K9];6;4))" office:value-type="float" office:value="0.00480243">
            <text:p>0</text:p>
          </table:table-cell>
          <table:table-cell table:formula="of:=INDIRECT(ADDRESS([.L9];6;4))" office:value-type="float" office:value="0.00860173">
            <text:p>0.01</text:p>
          </table:table-cell>
          <table:table-cell table:formula="of:=INDIRECT(ADDRESS([.M9];6;4))" office:value-type="float" office:value="0.010699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7156">
            <text:p>7.57</text:p>
          </table:table-cell>
          <table:table-cell table:number-columns-repeated="3"/>
          <table:table-cell table:formula="of:=INDIRECT(ADDRESS([.K10];6;4))" office:value-type="float" office:value="0.00458522">
            <text:p>0</text:p>
          </table:table-cell>
          <table:table-cell table:formula="of:=INDIRECT(ADDRESS([.L10];6;4))" office:value-type="float" office:value="0.0100326">
            <text:p>0.01</text:p>
          </table:table-cell>
          <table:table-cell table:formula="of:=INDIRECT(ADDRESS([.M10];6;4))" office:value-type="float" office:value="0.0086008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77">
            <text:p>7.57</text:p>
          </table:table-cell>
          <table:table-cell/>
          <table:table-cell table:formula="of:=INDIRECT(ADDRESS([.K11];6;4))" office:value-type="float" office:value="0.00505835">
            <text:p>0.01</text:p>
          </table:table-cell>
          <table:table-cell table:formula="of:=INDIRECT(ADDRESS([.L11];6;4))" office:value-type="float" office:value="0.00833396">
            <text:p>0.01</text:p>
          </table:table-cell>
          <table:table-cell table:formula="of:=INDIRECT(ADDRESS([.M11];6;4))" office:value-type="float" office:value="0.0083811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359">
            <text:p>7.59</text:p>
          </table:table-cell>
          <table:table-cell/>
          <table:table-cell table:formula="of:=INDIRECT(ADDRESS([.K12];6;4))" office:value-type="float" office:value="0.00458008">
            <text:p>0</text:p>
          </table:table-cell>
          <table:table-cell table:formula="of:=INDIRECT(ADDRESS([.L12];6;4))" office:value-type="float" office:value="0.00930234">
            <text:p>0.01</text:p>
          </table:table-cell>
          <table:table-cell table:formula="of:=INDIRECT(ADDRESS([.M12];6;4))" office:value-type="float" office:value="0.00936509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274">
            <text:p>0.02</text:p>
          </table:table-cell>
          <table:table-cell/>
          <table:table-cell table:formula="of:=INDIRECT(ADDRESS([.K13];6;4))" office:value-type="float" office:value="0.00544223">
            <text:p>0.01</text:p>
          </table:table-cell>
          <table:table-cell table:formula="of:=INDIRECT(ADDRESS([.L13];6;4))" office:value-type="float" office:value="0.00850576">
            <text:p>0.01</text:p>
          </table:table-cell>
          <table:table-cell table:formula="of:=INDIRECT(ADDRESS([.M13];6;4))" office:value-type="float" office:value="0.00777856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73">
            <text:p>7.57</text:p>
          </table:table-cell>
          <table:table-cell/>
          <table:table-cell table:formula="of:=INDIRECT(ADDRESS([.K14];6;4))" office:value-type="float" office:value="0.00463458">
            <text:p>0</text:p>
          </table:table-cell>
          <table:table-cell table:formula="of:=INDIRECT(ADDRESS([.L14];6;4))" office:value-type="float" office:value="0.0110227">
            <text:p>0.01</text:p>
          </table:table-cell>
          <table:table-cell table:formula="of:=INDIRECT(ADDRESS([.M14];6;4))" office:value-type="float" office:value="0.0114006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76">
            <text:p>7.57</text:p>
          </table:table-cell>
          <table:table-cell/>
          <table:table-cell table:formula="of:=INDIRECT(ADDRESS([.K15];6;4))" office:value-type="float" office:value="0.00458008">
            <text:p>0</text:p>
          </table:table-cell>
          <table:table-cell table:formula="of:=INDIRECT(ADDRESS([.L15];6;4))" office:value-type="float" office:value="0.0113971">
            <text:p>0.01</text:p>
          </table:table-cell>
          <table:table-cell table:formula="of:=INDIRECT(ADDRESS([.M15];6;4))" office:value-type="float" office:value="0.0113855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6709">
            <text:p>2.57E-005</text:p>
          </table:table-cell>
          <table:table-cell/>
          <table:table-cell table:formula="of:=INDIRECT(ADDRESS([.K16];6;4))" office:value-type="float" office:value="0.00527083">
            <text:p>0.01</text:p>
          </table:table-cell>
          <table:table-cell table:formula="of:=INDIRECT(ADDRESS([.L16];6;4))" office:value-type="float" office:value="0.00937422">
            <text:p>0.01</text:p>
          </table:table-cell>
          <table:table-cell table:formula="of:=INDIRECT(ADDRESS([.M16];6;4))" office:value-type="float" office:value="0.0127945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INDIRECT(ADDRESS([.K17];6;4))" office:value-type="float" office:value="0.00463695">
            <text:p>0</text:p>
          </table:table-cell>
          <table:table-cell table:formula="of:=INDIRECT(ADDRESS([.L17];6;4))" office:value-type="float" office:value="0.0100144">
            <text:p>0.01</text:p>
          </table:table-cell>
          <table:table-cell table:formula="of:=INDIRECT(ADDRESS([.M17];6;4))" office:value-type="float" office:value="0.010606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86">
            <text:p>7.57</text:p>
          </table:table-cell>
          <table:table-cell/>
          <table:table-cell table:formula="of:=INDIRECT(ADDRESS([.K18];6;4))" office:value-type="float" office:value="0.00463143">
            <text:p>0</text:p>
          </table:table-cell>
          <table:table-cell table:formula="of:=INDIRECT(ADDRESS([.L18];6;4))" office:value-type="float" office:value="0.00942951">
            <text:p>0.01</text:p>
          </table:table-cell>
          <table:table-cell table:formula="of:=INDIRECT(ADDRESS([.M18];6;4))" office:value-type="float" office:value="0.00931949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683">
            <text:p>7.58</text:p>
          </table:table-cell>
          <table:table-cell/>
          <table:table-cell table:formula="of:=INDIRECT(ADDRESS([.K19];6;4))" office:value-type="float" office:value="0.00537588">
            <text:p>0.01</text:p>
          </table:table-cell>
          <table:table-cell table:formula="of:=INDIRECT(ADDRESS([.L19];6;4))" office:value-type="float" office:value="0.0091965">
            <text:p>0.01</text:p>
          </table:table-cell>
          <table:table-cell table:formula="of:=INDIRECT(ADDRESS([.M19];6;4))" office:value-type="float" office:value="0.00912534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97265">
            <text:p>0</text:p>
          </table:table-cell>
          <table:table-cell/>
          <table:table-cell table:formula="of:=INDIRECT(ADDRESS([.K20];6;4))" office:value-type="float" office:value="0.00457297">
            <text:p>0</text:p>
          </table:table-cell>
          <table:table-cell table:formula="of:=INDIRECT(ADDRESS([.L20];6;4))" office:value-type="float" office:value="0.00860054">
            <text:p>0.01</text:p>
          </table:table-cell>
          <table:table-cell table:formula="of:=INDIRECT(ADDRESS([.M20];6;4))" office:value-type="float" office:value="0.0086341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684">
            <text:p>7.58</text:p>
          </table:table-cell>
          <table:table-cell/>
          <table:table-cell table:formula="of:=INDIRECT(ADDRESS([.K21];6;4))" office:value-type="float" office:value="0.004727">
            <text:p>0</text:p>
          </table:table-cell>
          <table:table-cell table:formula="of:=INDIRECT(ADDRESS([.L21];6;4))" office:value-type="float" office:value="0.0292206">
            <text:p>0.03</text:p>
          </table:table-cell>
          <table:table-cell table:formula="of:=INDIRECT(ADDRESS([.M21];6;4))" office:value-type="float" office:value="0.0298956">
            <text:p>0.03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8548">
            <text:p>7.59</text:p>
          </table:table-cell>
          <table:table-cell/>
          <table:table-cell table:formula="of:=INDIRECT(ADDRESS([.K22];6;4))" office:value-type="float" office:value="0.00458364">
            <text:p>0</text:p>
          </table:table-cell>
          <table:table-cell table:formula="of:=INDIRECT(ADDRESS([.L22];6;4))" office:value-type="float" office:value="0.0140605">
            <text:p>0.01</text:p>
          </table:table-cell>
          <table:table-cell table:formula="of:=INDIRECT(ADDRESS([.M22];6;4))" office:value-type="float" office:value="0.0171835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885">
            <text:p>0.01</text:p>
          </table:table-cell>
          <table:table-cell/>
          <table:table-cell table:formula="of:=INDIRECT(ADDRESS([.K23];6;4))" office:value-type="float" office:value="0.00467092">
            <text:p>0</text:p>
          </table:table-cell>
          <table:table-cell table:formula="of:=INDIRECT(ADDRESS([.L23];6;4))" office:value-type="float" office:value="0.0107308">
            <text:p>0.01</text:p>
          </table:table-cell>
          <table:table-cell table:formula="of:=INDIRECT(ADDRESS([.M23];6;4))" office:value-type="float" office:value="0.0155996">
            <text:p>0.02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8123">
            <text:p>7.58</text:p>
          </table:table-cell>
          <table:table-cell/>
          <table:table-cell table:formula="of:=INDIRECT(ADDRESS([.K24];6;4))" office:value-type="float" office:value="0.0045864">
            <text:p>0</text:p>
          </table:table-cell>
          <table:table-cell table:formula="of:=INDIRECT(ADDRESS([.L24];6;4))" office:value-type="float" office:value="0.00862345">
            <text:p>0.01</text:p>
          </table:table-cell>
          <table:table-cell table:formula="of:=INDIRECT(ADDRESS([.M24];6;4))" office:value-type="float" office:value="0.00850669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001">
            <text:p>7.59</text:p>
          </table:table-cell>
          <table:table-cell/>
          <table:table-cell table:style-name="ce6" table:formula="of:=SUM([.H2:.H24])" office:value-type="float" office:value="0.10979679">
            <text:p>0.10980</text:p>
          </table:table-cell>
          <table:table-cell table:style-name="ce6" table:formula="of:=SUM([.I2:.I24])" office:value-type="float" office:value="0.24563326">
            <text:p>0.24563</text:p>
          </table:table-cell>
          <table:table-cell table:style-name="ce6" table:formula="of:=SUM([.J2:.J24])" office:value-type="float" office:value="0.27539775">
            <text:p>0.27540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208">
            <text:p>0.01</text:p>
          </table:table-cell>
          <table:table-cell/>
          <table:table-cell table:style-name="ce6" table:formula="of:=AVERAGE([.H2:.H24])" office:value-type="float" office:value="0.00477377347826087">
            <text:p>0.00477</text:p>
          </table:table-cell>
          <table:table-cell table:style-name="ce6" table:formula="of:=AVERAGE([.I2:.I24])" office:value-type="float" office:value="0.0106797069565217">
            <text:p>0.01068</text:p>
          </table:table-cell>
          <table:table-cell table:style-name="ce6" table:formula="of:=AVERAGE([.J2:.J24])" office:value-type="float" office:value="0.0119738152173913">
            <text:p>0.01197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365">
            <text:p>7.59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432">
            <text:p>7.59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672183">
            <text:p>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4031">
            <text:p>0.03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075">
            <text:p>35.2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9363">
            <text:p>7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38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02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643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33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437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46279">
            <text:p>4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55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926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096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926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088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8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059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1559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4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0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21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1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679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3576">
            <text:p>48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2204">
            <text:p>7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2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5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21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24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3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713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83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714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559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484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822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932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02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7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9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77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135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3222">
            <text:p>34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4272">
            <text:p>7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9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184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862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94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9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306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765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56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765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776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0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653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6499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584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186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08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164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824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5641">
            <text:p>29.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7185">
            <text:p>7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12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6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543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09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11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22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682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2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683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8837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861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718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68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8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179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12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6841">
            <text:p>49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0568">
            <text:p>7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79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9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8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8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9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1058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35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105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154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5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1282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375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24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1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85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383">
            <text:p>46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258">
            <text:p>7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8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18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30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5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87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96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3077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9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078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069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08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551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415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82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2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39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8048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68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229">
            <text:p>42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472">
            <text:p>7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43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087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43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4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42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6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24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2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242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102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54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6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99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089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106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574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2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548">
            <text:p>51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7088">
            <text:p>7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1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8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07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1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19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57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52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57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582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3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94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80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0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1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25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8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323">
            <text:p>46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902">
            <text:p>7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8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158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301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5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27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36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542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058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544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377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33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982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82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811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161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25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89137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04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4016">
            <text:p>38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116">
            <text:p>7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54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63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08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51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253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63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721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0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722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2652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02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2279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216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650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6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69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185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1234">
            <text:p>52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3764">
            <text:p>7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72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681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91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69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71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81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432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42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326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177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5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666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444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785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684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7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9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7583">
            <text:p>49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5683">
            <text:p>7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04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69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73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01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703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12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617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4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17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279">
            <text:p>7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3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5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693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7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98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3399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7269">
            <text:p>18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7692">
            <text:p>7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14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31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31668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1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713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22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818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0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818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321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0055">
            <text:p>7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1194">
            <text:p>7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85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33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54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97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81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9951">
            <text:p>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3032">
            <text:p>7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5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12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53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55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5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6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595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70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597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535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74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709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988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94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14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718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0044">
            <text:p>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5413">
            <text:p>7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34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64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30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31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3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4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906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6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907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6908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1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604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101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66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82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1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96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7368">
            <text:p>52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7265">
            <text:p>7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86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74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83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85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94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757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1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758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701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29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8007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939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194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2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631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6736">
            <text:p>53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9161">
            <text:p>7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9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23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4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8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77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715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375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717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636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96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951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863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253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25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46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931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524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5083">
            <text:p>42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1025">
            <text:p>8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54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375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218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47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49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91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54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29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54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240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0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208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2943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4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378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463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8506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39154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7711">
            <text:p>22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3377">
            <text:p>8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67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6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299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64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467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84355">
            <text:p>2.8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2">
            <text:p>2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78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951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952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6874">
            <text:p>8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22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4345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335">
            <text:p>8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956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3">
            <text:p>2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69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84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4375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15681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9.3918">
            <text:p>19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7769">
            <text:p>8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8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23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13584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84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8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3">
            <text:p>2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9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8255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3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8255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9661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6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9593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1311">
            <text:p>8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83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4">
            <text:p>2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26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47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33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2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4321">
            <text:p>35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2925">
            <text:p>8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51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46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48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47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5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0152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4">
            <text:p>2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62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3429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0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3429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4502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3581">
            <text:p>8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141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9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5">
            <text:p>2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4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66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416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11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2054">
            <text:p>55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5748">
            <text:p>8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7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5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79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67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69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623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6239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101">
            <text:p>8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23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6493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344">
            <text:p>8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66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6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76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738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3743">
            <text:p>56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7559">
            <text:p>8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9332">
            <text:p>8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2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77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79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6">
            <text:p>2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8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804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8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804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8955">
            <text:p>8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665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4" office:value-type="float" office:value="0.0416666666666667">
            <text:p>0.04</text:p>
          </table:table-cell>
          <table:table-cell office:value-type="string">
            <text:p>FFP.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2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34">
            <text:p>834</text:p>
          </table:table-cell>
          <table:table-cell table:number-columns-repeated="3"/>
          <table:table-cell table:formula="of:=INDIRECT(ADDRESS([.K2];6;4))" office:value-type="float" office:value="0.00628345">
            <text:p>0.01</text:p>
          </table:table-cell>
          <table:table-cell table:formula="of:=INDIRECT(ADDRESS([.L2];6;4))" office:value-type="float" office:value="0.00885567">
            <text:p>0.01</text:p>
          </table:table-cell>
          <table:table-cell table:formula="of:=INDIRECT(ADDRESS([.M2];6;4))" office:value-type="float" office:value="0.0178545">
            <text:p>0.0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2">
            <text:p>19.02</text:p>
          </table:table-cell>
          <table:table-cell/>
          <table:table-cell table:formula="of:=INDIRECT(ADDRESS([.K3];6;4))" office:value-type="float" office:value="0.00606781">
            <text:p>0.01</text:p>
          </table:table-cell>
          <table:table-cell table:formula="of:=INDIRECT(ADDRESS([.L3];6;4))" office:value-type="float" office:value="0.0102988">
            <text:p>0.01</text:p>
          </table:table-cell>
          <table:table-cell table:formula="of:=INDIRECT(ADDRESS([.M3];6;4))" office:value-type="float" office:value="0.00918163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4];6;4))" office:value-type="float" office:value="0.00587548">
            <text:p>0.01</text:p>
          </table:table-cell>
          <table:table-cell table:formula="of:=INDIRECT(ADDRESS([.L4];6;4))" office:value-type="float" office:value="0.0116992">
            <text:p>0.01</text:p>
          </table:table-cell>
          <table:table-cell table:formula="of:=INDIRECT(ADDRESS([.M4];6;4))" office:value-type="float" office:value="0.015591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3825">
            <text:p>6.04E+000</text:p>
          </table:table-cell>
          <table:table-cell/>
          <table:table-cell table:formula="of:=INDIRECT(ADDRESS([.K5];6;4))" office:value-type="float" office:value="0.00682175">
            <text:p>0.01</text:p>
          </table:table-cell>
          <table:table-cell table:formula="of:=INDIRECT(ADDRESS([.L5];6;4))" office:value-type="float" office:value="0.00855117">
            <text:p>0.01</text:p>
          </table:table-cell>
          <table:table-cell table:formula="of:=INDIRECT(ADDRESS([.M5];6;4))" office:value-type="float" office:value="0.0105703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829">
            <text:p>6.04</text:p>
          </table:table-cell>
          <table:table-cell/>
          <table:table-cell table:formula="of:=INDIRECT(ADDRESS([.K6];6;4))" office:value-type="float" office:value="0.0057491">
            <text:p>0.01</text:p>
          </table:table-cell>
          <table:table-cell table:formula="of:=INDIRECT(ADDRESS([.L6];6;4))" office:value-type="float" office:value="0.0099998">
            <text:p>0.01</text:p>
          </table:table-cell>
          <table:table-cell table:formula="of:=INDIRECT(ADDRESS([.M6];6;4))" office:value-type="float" office:value="0.00986624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7798">
            <text:p>3.28E-005</text:p>
          </table:table-cell>
          <table:table-cell/>
          <table:table-cell table:formula="of:=INDIRECT(ADDRESS([.K7];6;4))" office:value-type="float" office:value="0.00590194">
            <text:p>0.01</text:p>
          </table:table-cell>
          <table:table-cell table:formula="of:=INDIRECT(ADDRESS([.L7];6;4))" office:value-type="float" office:value="0.010967">
            <text:p>0.01</text:p>
          </table:table-cell>
          <table:table-cell table:formula="of:=INDIRECT(ADDRESS([.M7];6;4))" office:value-type="float" office:value="0.0110124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17">
            <text:p>0.03</text:p>
          </table:table-cell>
          <table:table-cell table:number-columns-repeated="3"/>
          <table:table-cell table:formula="of:=INDIRECT(ADDRESS([.K8];6;4))" office:value-type="float" office:value="0.00571158">
            <text:p>0.01</text:p>
          </table:table-cell>
          <table:table-cell table:formula="of:=INDIRECT(ADDRESS([.L8];6;4))" office:value-type="float" office:value="0.0115073">
            <text:p>0.01</text:p>
          </table:table-cell>
          <table:table-cell table:formula="of:=INDIRECT(ADDRESS([.M8];6;4))" office:value-type="float" office:value="0.0167934">
            <text:p>0.0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86">
            <text:p>36.31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9];6;4))" office:value-type="float" office:value="0.00573211">
            <text:p>0.01</text:p>
          </table:table-cell>
          <table:table-cell table:formula="of:=INDIRECT(ADDRESS([.L9];6;4))" office:value-type="float" office:value="0.0116352">
            <text:p>0.01</text:p>
          </table:table-cell>
          <table:table-cell table:formula="of:=INDIRECT(ADDRESS([.M9];6;4))" office:value-type="float" office:value="0.011616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3825">
            <text:p>6.04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formula="of:=INDIRECT(ADDRESS([.K10];6;4))" office:value-type="float" office:value="0.00743232">
            <text:p>0.01</text:p>
          </table:table-cell>
          <table:table-cell table:formula="of:=INDIRECT(ADDRESS([.L10];6;4))" office:value-type="float" office:value="0.00871428">
            <text:p>0.01</text:p>
          </table:table-cell>
          <table:table-cell table:formula="of:=INDIRECT(ADDRESS([.M10];6;4))" office:value-type="float" office:value="0.0320013">
            <text:p>0.03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832">
            <text:p>6.04</text:p>
          </table:table-cell>
          <table:table-cell/>
          <table:table-cell table:formula="of:=INDIRECT(ADDRESS([.K11];6;4))" office:value-type="float" office:value="0.00587508">
            <text:p>0.01</text:p>
          </table:table-cell>
          <table:table-cell table:formula="of:=INDIRECT(ADDRESS([.L11];6;4))" office:value-type="float" office:value="0.0107115">
            <text:p>0.01</text:p>
          </table:table-cell>
          <table:table-cell table:formula="of:=INDIRECT(ADDRESS([.M11];6;4))" office:value-type="float" office:value="0.00861648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78">
            <text:p>6.07</text:p>
          </table:table-cell>
          <table:table-cell/>
          <table:table-cell table:formula="of:=INDIRECT(ADDRESS([.K12];6;4))" office:value-type="float" office:value="0.00582255">
            <text:p>0.01</text:p>
          </table:table-cell>
          <table:table-cell table:formula="of:=INDIRECT(ADDRESS([.L12];6;4))" office:value-type="float" office:value="0.0172647">
            <text:p>0.02</text:p>
          </table:table-cell>
          <table:table-cell table:formula="of:=INDIRECT(ADDRESS([.M12];6;4))" office:value-type="float" office:value="0.0171692">
            <text:p>0.02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529">
            <text:p>0.03</text:p>
          </table:table-cell>
          <table:table-cell/>
          <table:table-cell table:formula="of:=INDIRECT(ADDRESS([.K13];6;4))" office:value-type="float" office:value="0.00586797">
            <text:p>0.01</text:p>
          </table:table-cell>
          <table:table-cell table:formula="of:=INDIRECT(ADDRESS([.L13];6;4))" office:value-type="float" office:value="0.00850536">
            <text:p>0.01</text:p>
          </table:table-cell>
          <table:table-cell table:formula="of:=INDIRECT(ADDRESS([.M13];6;4))" office:value-type="float" office:value="0.0086023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3829">
            <text:p>6.04E+000</text:p>
          </table:table-cell>
          <table:table-cell/>
          <table:table-cell table:formula="of:=INDIRECT(ADDRESS([.K14];6;4))" office:value-type="float" office:value="0.00870164">
            <text:p>0.01</text:p>
          </table:table-cell>
          <table:table-cell table:formula="of:=INDIRECT(ADDRESS([.L14];6;4))" office:value-type="float" office:value="0.0114469">
            <text:p>0.01</text:p>
          </table:table-cell>
          <table:table-cell table:formula="of:=INDIRECT(ADDRESS([.M14];6;4))" office:value-type="float" office:value="0.00878352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832">
            <text:p>6.04</text:p>
          </table:table-cell>
          <table:table-cell/>
          <table:table-cell table:formula="of:=INDIRECT(ADDRESS([.K15];6;4))" office:value-type="float" office:value="0.00576805">
            <text:p>0.01</text:p>
          </table:table-cell>
          <table:table-cell table:formula="of:=INDIRECT(ADDRESS([.L15];6;4))" office:value-type="float" office:value="0.0291673">
            <text:p>0.03</text:p>
          </table:table-cell>
          <table:table-cell table:formula="of:=INDIRECT(ADDRESS([.M15];6;4))" office:value-type="float" office:value="0.0291861">
            <text:p>0.03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/>
          <table:table-cell table:formula="of:=INDIRECT(ADDRESS([.K16];6;4))" office:value-type="float" office:value="0.00657136">
            <text:p>0.01</text:p>
          </table:table-cell>
          <table:table-cell table:formula="of:=INDIRECT(ADDRESS([.L16];6;4))" office:value-type="float" office:value="0.00979759">
            <text:p>0.01</text:p>
          </table:table-cell>
          <table:table-cell table:formula="of:=INDIRECT(ADDRESS([.M16];6;4))" office:value-type="float" office:value="0.0134971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office:value-type="float" office:value="19.0318">
            <text:p>19.03</text:p>
          </table:table-cell>
          <table:table-cell/>
          <table:table-cell table:formula="of:=INDIRECT(ADDRESS([.K17];6;4))" office:value-type="float" office:value="0.0057724">
            <text:p>0.01</text:p>
          </table:table-cell>
          <table:table-cell table:formula="of:=INDIRECT(ADDRESS([.L17];6;4))" office:value-type="float" office:value="0.0135199">
            <text:p>0.01</text:p>
          </table:table-cell>
          <table:table-cell table:formula="of:=INDIRECT(ADDRESS([.M17];6;4))" office:value-type="float" office:value="0.0135361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841">
            <text:p>6.04</text:p>
          </table:table-cell>
          <table:table-cell/>
          <table:table-cell table:formula="of:=INDIRECT(ADDRESS([.K18];6;4))" office:value-type="float" office:value="0.00605991">
            <text:p>0.01</text:p>
          </table:table-cell>
          <table:table-cell table:formula="of:=INDIRECT(ADDRESS([.L18];6;4))" office:value-type="float" office:value="0.0086586">
            <text:p>0.01</text:p>
          </table:table-cell>
          <table:table-cell table:formula="of:=INDIRECT(ADDRESS([.M18];6;4))" office:value-type="float" office:value="0.00843885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4469">
            <text:p>6.04</text:p>
          </table:table-cell>
          <table:table-cell/>
          <table:table-cell table:formula="of:=INDIRECT(ADDRESS([.K19];6;4))" office:value-type="float" office:value="0.00623803">
            <text:p>0.01</text:p>
          </table:table-cell>
          <table:table-cell table:formula="of:=INDIRECT(ADDRESS([.L19];6;4))" office:value-type="float" office:value="0.00826682">
            <text:p>0.01</text:p>
          </table:table-cell>
          <table:table-cell table:formula="of:=INDIRECT(ADDRESS([.M19];6;4))" office:value-type="float" office:value="0.00836301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8345">
            <text:p>0.01</text:p>
          </table:table-cell>
          <table:table-cell/>
          <table:table-cell table:formula="of:=INDIRECT(ADDRESS([.K20];6;4))" office:value-type="float" office:value="0.00798286">
            <text:p>0.01</text:p>
          </table:table-cell>
          <table:table-cell table:formula="of:=INDIRECT(ADDRESS([.L20];6;4))" office:value-type="float" office:value="0.00866768">
            <text:p>0.01</text:p>
          </table:table-cell>
          <table:table-cell table:formula="of:=INDIRECT(ADDRESS([.M20];6;4))" office:value-type="float" office:value="0.00800186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447">
            <text:p>6.04</text:p>
          </table:table-cell>
          <table:table-cell/>
          <table:table-cell table:formula="of:=INDIRECT(ADDRESS([.K21];6;4))" office:value-type="float" office:value="0.00569381">
            <text:p>0.01</text:p>
          </table:table-cell>
          <table:table-cell table:formula="of:=INDIRECT(ADDRESS([.L21];6;4))" office:value-type="float" office:value="0.0141846">
            <text:p>0.01</text:p>
          </table:table-cell>
          <table:table-cell table:formula="of:=INDIRECT(ADDRESS([.M21];6;4))" office:value-type="float" office:value="0.0141118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356">
            <text:p>6.05</text:p>
          </table:table-cell>
          <table:table-cell/>
          <table:table-cell table:formula="of:=INDIRECT(ADDRESS([.K22];6;4))" office:value-type="float" office:value="0.0057803">
            <text:p>0.01</text:p>
          </table:table-cell>
          <table:table-cell table:formula="of:=INDIRECT(ADDRESS([.L22];6;4))" office:value-type="float" office:value="0.0085259">
            <text:p>0.01</text:p>
          </table:table-cell>
          <table:table-cell table:formula="of:=INDIRECT(ADDRESS([.M22];6;4))" office:value-type="float" office:value="0.00857395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5567">
            <text:p>0.01</text:p>
          </table:table-cell>
          <table:table-cell/>
          <table:table-cell table:formula="of:=INDIRECT(ADDRESS([.K23];6;4))" office:value-type="float" office:value="0.0057408">
            <text:p>0.01</text:p>
          </table:table-cell>
          <table:table-cell table:formula="of:=INDIRECT(ADDRESS([.L23];6;4))" office:value-type="float" office:value="0.0289734">
            <text:p>0.03</text:p>
          </table:table-cell>
          <table:table-cell table:formula="of:=INDIRECT(ADDRESS([.M23];6;4))" office:value-type="float" office:value="0.0329659">
            <text:p>0.03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419">
            <text:p>6.04</text:p>
          </table:table-cell>
          <table:table-cell/>
          <table:table-cell table:formula="of:=INDIRECT(ADDRESS([.K24];6;4))" office:value-type="float" office:value="0.00578701">
            <text:p>0.01</text:p>
          </table:table-cell>
          <table:table-cell table:formula="of:=INDIRECT(ADDRESS([.L24];6;4))" office:value-type="float" office:value="0.00979404">
            <text:p>0.01</text:p>
          </table:table-cell>
          <table:table-cell table:formula="of:=INDIRECT(ADDRESS([.M24];6;4))" office:value-type="float" office:value="0.00984701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975">
            <text:p>6.06</text:p>
          </table:table-cell>
          <table:table-cell/>
          <table:table-cell table:style-name="ce6" table:formula="of:=SUM([.H2:.H24])" office:value-type="float" office:value="0.14323731">
            <text:p>0.14324</text:p>
          </table:table-cell>
          <table:table-cell table:style-name="ce6" table:formula="of:=SUM([.I2:.I24])" office:value-type="float" office:value="0.27971271">
            <text:p>0.27971</text:p>
          </table:table-cell>
          <table:table-cell table:style-name="ce6" table:formula="of:=SUM([.J2:.J24])" office:value-type="float" office:value="0.32418055">
            <text:p>0.32418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545">
            <text:p>0.02</text:p>
          </table:table-cell>
          <table:table-cell/>
          <table:table-cell table:style-name="ce6" table:formula="of:=AVERAGE([.H2:.H24])" office:value-type="float" office:value="0.00622770913043478">
            <text:p>0.00623</text:p>
          </table:table-cell>
          <table:table-cell table:style-name="ce6" table:formula="of:=AVERAGE([.I2:.I24])" office:value-type="float" office:value="0.012161422173913">
            <text:p>0.01216</text:p>
          </table:table-cell>
          <table:table-cell table:style-name="ce6" table:formula="of:=AVERAGE([.J2:.J24])" office:value-type="float" office:value="0.0140948065217391">
            <text:p>0.01409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2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658">
            <text:p>6.07E+000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83">
            <text:p>6.07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3913">
            <text:p>0.0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9982">
            <text:p>41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6579">
            <text:p>6.07</text:p>
          </table:table-cell>
          <table:table-cell office:value-type="string">
            <text:p>time</text:p>
          </table:table-cell>
          <table:table-cell office:value-type="float" office:value="19.0622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87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15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28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6584">
            <text:p>6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86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office:value-type="float" office:value="19.0487">
            <text:p>19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96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7203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67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204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234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725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643">
            <text:p>6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81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9019">
            <text:p>6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27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789874">
            <text:p>7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47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7681">
            <text:p>37.77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9018">
            <text:p>6.09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034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64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307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9028">
            <text:p>6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33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93671">
            <text:p>4.9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office:value-type="float" office:value="19.0648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053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64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641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811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9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687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246">
            <text:p>6.1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1667">
            <text:p>6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71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61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2218">
            <text:p>44.22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1666">
            <text:p>6.12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674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2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51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1671">
            <text:p>6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73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office:value-type="float" office:value="19.0821">
            <text:p>19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683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2365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21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2366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222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1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2531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588">
            <text:p>6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7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office:value-type="string">
            <text:p>time</text:p>
          </table:table-cell>
          <table:table-cell office:value-type="float" office:value="19.0904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28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3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770127">
            <text:p>7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14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5241">
            <text:p>35.52</text:p>
          </table:table-cell>
          <table:table-cell office:value-type="string">
            <text:p>time</text:p>
          </table:table-cell>
          <table:table-cell office:value-type="float" office:value="19.0906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3927">
            <text:p>6.14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4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41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5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39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4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588456">
            <text:p>5.8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office:value-type="float" office:value="19.0996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5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453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4531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531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9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166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53">
            <text:p>6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66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6743">
            <text:p>6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62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92729">
            <text:p>1.9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413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6996">
            <text:p>46.7</text:p>
          </table:table-cell>
          <table:table-cell office:value-type="string">
            <text:p>time</text:p>
          </table:table-cell>
          <table:table-cell office:value-type="float" office:value="19.1042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6742">
            <text:p>6.17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7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8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5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6763">
            <text:p>6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office:value-type="float" office:value="19.1194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775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365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1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3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46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58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681">
            <text:p>6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8884">
            <text:p>6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88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84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6652">
            <text:p>34.67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8883">
            <text:p>6.19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89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67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75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8889">
            <text:p>6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9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office:value-type="float" office:value="19.1322">
            <text:p>1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90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47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1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7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623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524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204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9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1769">
            <text:p>6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73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59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2982">
            <text:p>46.3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1768">
            <text:p>6.22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7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27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507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1773">
            <text:p>6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7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office:value-type="float" office:value="19.151">
            <text:p>1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85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35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2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35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523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3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572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733">
            <text:p>6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1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3929">
            <text:p>6.2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32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9908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268">
            <text:p>22.23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3928">
            <text:p>6.24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936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26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8992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3933">
            <text:p>6.2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3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office:value-type="float" office:value="19.1677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94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688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432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689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561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14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802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7002">
            <text:p>6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00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8428">
            <text:p>6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3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6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23">
            <text:p>36.3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8427">
            <text:p>6.2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43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8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4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8432">
            <text:p>6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3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office:value-type="float" office:value="19.1841">
            <text:p>1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44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0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0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104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791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653">
            <text:p>6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6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1183">
            <text:p>6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87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94937">
            <text:p>3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76513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6.5595">
            <text:p>26.56</text:p>
          </table:table-cell>
          <table:table-cell office:value-type="string">
            <text:p>time</text:p>
          </table:table-cell>
          <table:table-cell office:value-type="float" office:value="19.1891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1182">
            <text:p>6.31</text:p>
          </table:table-cell>
          <table:table-cell office:value-type="string">
            <text:p>time</text:p>
          </table:table-cell>
          <table:table-cell office:value-type="float" office:value="19.2216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191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46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75506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1187">
            <text:p>6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9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office:value-type="float" office:value="19.2009">
            <text:p>1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202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784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225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785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3511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264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52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237">
            <text:p>6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69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4948">
            <text:p>6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51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655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3935">
            <text:p>22.39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4947">
            <text:p>6.35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55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11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55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4952">
            <text:p>6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5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office:value-type="float" office:value="19.2326">
            <text:p>1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6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55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67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55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402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5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056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7916">
            <text:p>6.3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9414">
            <text:p>6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17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666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2544">
            <text:p>42.25</text:p>
          </table:table-cell>
          <table:table-cell office:value-type="string">
            <text:p>time</text:p>
          </table:table-cell>
          <table:table-cell office:value-type="float" office:value="19.2372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9413">
            <text:p>6.39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421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7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56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9418">
            <text:p>6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2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office:value-type="float" office:value="19.2496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432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0302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01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304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449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4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744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622">
            <text:p>6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3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178">
            <text:p>6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8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787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1333">
            <text:p>25.13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1779">
            <text:p>6.42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78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57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688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1784">
            <text:p>6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8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6456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office:value-type="float" office:value="19.2661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79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37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8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37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291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6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614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532">
            <text:p>6.4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86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59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63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7291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881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6378">
            <text:p>38.64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5758">
            <text:p>6.46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66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45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8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5763">
            <text:p>6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65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office:value-type="float" office:value="19.2821">
            <text:p>1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75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432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571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434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414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7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539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888">
            <text:p>6.4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49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8347">
            <text:p>6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51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8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8169">
            <text:p>43.82</text:p>
          </table:table-cell>
          <table:table-cell office:value-type="string">
            <text:p>time</text:p>
          </table:table-cell>
          <table:table-cell office:value-type="float" office:value="19.2888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8346">
            <text:p>6.48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35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27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72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8351">
            <text:p>6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5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office:value-type="float" office:value="19.2993">
            <text:p>1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36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941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941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29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51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115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469">
            <text:p>6.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53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0629">
            <text:p>6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33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1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964">
            <text:p>37.3</text:p>
          </table:table-cell>
          <table:table-cell office:value-type="string">
            <text:p>time</text:p>
          </table:table-cell>
          <table:table-cell office:value-type="float" office:value="19.306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0628">
            <text:p>6.51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636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0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16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0633">
            <text:p>6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36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office:value-type="float" office:value="19.3156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645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251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59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252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11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87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722">
            <text:p>6.53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38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331">
            <text:p>6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14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3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157">
            <text:p>51.72</text:p>
          </table:table-cell>
          <table:table-cell office:value-type="string">
            <text:p>time</text:p>
          </table:table-cell>
          <table:table-cell office:value-type="float" office:value="19.3212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331">
            <text:p>6.53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31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42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23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3315">
            <text:p>6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17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office:value-type="float" office:value="19.3325">
            <text:p>1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32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951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3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952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779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66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4182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019">
            <text:p>6.5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63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5244">
            <text:p>6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47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576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5998">
            <text:p>48.6</text:p>
          </table:table-cell>
          <table:table-cell office:value-type="string">
            <text:p>time</text:p>
          </table:table-cell>
          <table:table-cell office:value-type="float" office:value="19.3405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5243">
            <text:p>6.55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51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8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5248">
            <text:p>6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5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office:value-type="float" office:value="19.3506">
            <text:p>1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6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058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2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6059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926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67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6321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121">
            <text:p>6.5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01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7302">
            <text:p>6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05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5696">
            <text:p>3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355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5555">
            <text:p>36.56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7301">
            <text:p>6.57</text:p>
          </table:table-cell>
          <table:table-cell office:value-type="string">
            <text:p>time</text:p>
          </table:table-cell>
          <table:table-cell office:value-type="float" office:value="19.3722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30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267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7306">
            <text:p>6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0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office:value-type="float" office:value="19.3678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317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88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93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88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306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8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6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679">
            <text:p>6.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1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0037">
            <text:p>6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22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2789">
            <text:p>41.28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0036">
            <text:p>6.6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04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5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135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0041">
            <text:p>6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4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office:value-type="float" office:value="19.3837">
            <text:p>1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05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63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63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84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2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12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98">
            <text:p>6.6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739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246">
            <text:p>6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63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3595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6125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4153">
            <text:p>22.42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2459">
            <text:p>6.62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46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18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514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2464">
            <text:p>6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66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office:value-type="float" office:value="19.4038">
            <text:p>1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47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0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0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949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97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55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452">
            <text:p>6.6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965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6921">
            <text:p>6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42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77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0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9961">
            <text:p>50</text:p>
          </table:table-cell>
          <table:table-cell office:value-type="string">
            <text:p>time</text:p>
          </table:table-cell>
          <table:table-cell office:value-type="float" office:value="19.4087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92">
            <text:p>6.67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4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19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3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6943">
            <text:p>6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45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office:value-type="float" office:value="19.41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5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53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7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53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1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4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74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725">
            <text:p>6.6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47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921">
            <text:p>6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2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3595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823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9406">
            <text:p>35.94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892">
            <text:p>6.69</text:p>
          </table:table-cell>
          <table:table-cell office:value-type="string">
            <text:p>time</text:p>
          </table:table-cell>
          <table:table-cell office:value-type="float" office:value="19.4411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928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701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3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925">
            <text:p>6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27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office:value-type="float" office:value="19.4365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936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52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1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528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533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555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:\Projects&gt;</text:p>
          </table:table-cell>
          <table:table-cell table:number-columns-repeated="12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3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4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2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34">
            <text:p>834</text:p>
          </table:table-cell>
          <table:table-cell table:number-columns-repeated="3"/>
          <table:table-cell table:formula="of:=INDIRECT(ADDRESS([.K2];6;4))" office:value-type="float" office:value="0.00467763">
            <text:p>0</text:p>
          </table:table-cell>
          <table:table-cell table:formula="of:=INDIRECT(ADDRESS([.L2];6;4))" office:value-type="float" office:value="0.0326704">
            <text:p>0.03</text:p>
          </table:table-cell>
          <table:table-cell table:formula="of:=INDIRECT(ADDRESS([.M2];6;4))" office:value-type="float" office:value="0.0326052">
            <text:p>0.0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2">
            <text:p>19.02</text:p>
          </table:table-cell>
          <table:table-cell/>
          <table:table-cell table:formula="of:=INDIRECT(ADDRESS([.K3];6;4))" office:value-type="float" office:value="0.00662309">
            <text:p>0.01</text:p>
          </table:table-cell>
          <table:table-cell table:formula="of:=INDIRECT(ADDRESS([.L3];6;4))" office:value-type="float" office:value="0.00847732">
            <text:p>0.01</text:p>
          </table:table-cell>
          <table:table-cell table:formula="of:=INDIRECT(ADDRESS([.M3];6;4))" office:value-type="float" office:value="0.0079859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4];6;4))" office:value-type="float" office:value="0.00458127">
            <text:p>0</text:p>
          </table:table-cell>
          <table:table-cell table:formula="of:=INDIRECT(ADDRESS([.L4];6;4))" office:value-type="float" office:value="0.0105322">
            <text:p>0.01</text:p>
          </table:table-cell>
          <table:table-cell table:formula="of:=INDIRECT(ADDRESS([.M4];6;4))" office:value-type="float" office:value="0.0156212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4935">
            <text:p>6.55E+000</text:p>
          </table:table-cell>
          <table:table-cell/>
          <table:table-cell table:formula="of:=INDIRECT(ADDRESS([.K5];6;4))" office:value-type="float" office:value="0.00543275">
            <text:p>0.01</text:p>
          </table:table-cell>
          <table:table-cell table:formula="of:=INDIRECT(ADDRESS([.L5];6;4))" office:value-type="float" office:value="0.00863174">
            <text:p>0.01</text:p>
          </table:table-cell>
          <table:table-cell table:formula="of:=INDIRECT(ADDRESS([.M5];6;4))" office:value-type="float" office:value="0.0083201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939">
            <text:p>6.55</text:p>
          </table:table-cell>
          <table:table-cell/>
          <table:table-cell table:formula="of:=INDIRECT(ADDRESS([.K6];6;4))" office:value-type="float" office:value="0.00457139">
            <text:p>0</text:p>
          </table:table-cell>
          <table:table-cell table:formula="of:=INDIRECT(ADDRESS([.L6];6;4))" office:value-type="float" office:value="0.00885093">
            <text:p>0.01</text:p>
          </table:table-cell>
          <table:table-cell table:formula="of:=INDIRECT(ADDRESS([.M6];6;4))" office:value-type="float" office:value="0.00920285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/>
          <table:table-cell table:formula="of:=INDIRECT(ADDRESS([.K7];6;4))" office:value-type="float" office:value="0.00456389">
            <text:p>0</text:p>
          </table:table-cell>
          <table:table-cell table:formula="of:=INDIRECT(ADDRESS([.L7];6;4))" office:value-type="float" office:value="0.00894216">
            <text:p>0.01</text:p>
          </table:table-cell>
          <table:table-cell table:formula="of:=INDIRECT(ADDRESS([.M7];6;4))" office:value-type="float" office:value="0.00914502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8569">
            <text:p>0.04</text:p>
          </table:table-cell>
          <table:table-cell table:number-columns-repeated="3"/>
          <table:table-cell table:formula="of:=INDIRECT(ADDRESS([.K8];6;4))" office:value-type="float" office:value="0.00457416">
            <text:p>0</text:p>
          </table:table-cell>
          <table:table-cell table:formula="of:=INDIRECT(ADDRESS([.L8];6;4))" office:value-type="float" office:value="0.0108043">
            <text:p>0.01</text:p>
          </table:table-cell>
          <table:table-cell table:formula="of:=INDIRECT(ADDRESS([.M8];6;4))" office:value-type="float" office:value="0.0107644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931">
            <text:p>22.29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9];6;4))" office:value-type="float" office:value="0.00462906">
            <text:p>0</text:p>
          </table:table-cell>
          <table:table-cell table:formula="of:=INDIRECT(ADDRESS([.L9];6;4))" office:value-type="float" office:value="0.0110179">
            <text:p>0.01</text:p>
          </table:table-cell>
          <table:table-cell table:formula="of:=INDIRECT(ADDRESS([.M9];6;4))" office:value-type="float" office:value="0.0112641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4935">
            <text:p>6.55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formula="of:=INDIRECT(ADDRESS([.K10];6;4))" office:value-type="float" office:value="0.00616812">
            <text:p>0.01</text:p>
          </table:table-cell>
          <table:table-cell table:formula="of:=INDIRECT(ADDRESS([.L10];6;4))" office:value-type="float" office:value="0.014803">
            <text:p>0.01</text:p>
          </table:table-cell>
          <table:table-cell table:formula="of:=INDIRECT(ADDRESS([.M10];6;4))" office:value-type="float" office:value="0.0195929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4942">
            <text:p>6.55</text:p>
          </table:table-cell>
          <table:table-cell/>
          <table:table-cell table:formula="of:=INDIRECT(ADDRESS([.K11];6;4))" office:value-type="float" office:value="0.00525543">
            <text:p>0.01</text:p>
          </table:table-cell>
          <table:table-cell table:formula="of:=INDIRECT(ADDRESS([.L11];6;4))" office:value-type="float" office:value="0.0085338">
            <text:p>0.01</text:p>
          </table:table-cell>
          <table:table-cell table:formula="of:=INDIRECT(ADDRESS([.M11];6;4))" office:value-type="float" office:value="0.00824403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19">
            <text:p>6.59</text:p>
          </table:table-cell>
          <table:table-cell/>
          <table:table-cell table:formula="of:=INDIRECT(ADDRESS([.K12];6;4))" office:value-type="float" office:value="0.00463932">
            <text:p>0</text:p>
          </table:table-cell>
          <table:table-cell table:formula="of:=INDIRECT(ADDRESS([.L12];6;4))" office:value-type="float" office:value="0.0102146">
            <text:p>0.01</text:p>
          </table:table-cell>
          <table:table-cell table:formula="of:=INDIRECT(ADDRESS([.M12];6;4))" office:value-type="float" office:value="0.01017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77">
            <text:p>0.04</text:p>
          </table:table-cell>
          <table:table-cell/>
          <table:table-cell table:formula="of:=INDIRECT(ADDRESS([.K13];6;4))" office:value-type="float" office:value="0.0047195">
            <text:p>0</text:p>
          </table:table-cell>
          <table:table-cell table:formula="of:=INDIRECT(ADDRESS([.L13];6;4))" office:value-type="float" office:value="0.00855433">
            <text:p>0.01</text:p>
          </table:table-cell>
          <table:table-cell table:formula="of:=INDIRECT(ADDRESS([.M13];6;4))" office:value-type="float" office:value="0.00848928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4939">
            <text:p>6.55E+000</text:p>
          </table:table-cell>
          <table:table-cell/>
          <table:table-cell table:formula="of:=INDIRECT(ADDRESS([.K14];6;4))" office:value-type="float" office:value="0.00462195">
            <text:p>0</text:p>
          </table:table-cell>
          <table:table-cell table:formula="of:=INDIRECT(ADDRESS([.L14];6;4))" office:value-type="float" office:value="0.00958433">
            <text:p>0.01</text:p>
          </table:table-cell>
          <table:table-cell table:formula="of:=INDIRECT(ADDRESS([.M14];6;4))" office:value-type="float" office:value="0.00943789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941">
            <text:p>6.55</text:p>
          </table:table-cell>
          <table:table-cell/>
          <table:table-cell table:formula="of:=INDIRECT(ADDRESS([.K15];6;4))" office:value-type="float" office:value="0.00703541">
            <text:p>0.01</text:p>
          </table:table-cell>
          <table:table-cell table:formula="of:=INDIRECT(ADDRESS([.L15];6;4))" office:value-type="float" office:value="0.00895559">
            <text:p>0.01</text:p>
          </table:table-cell>
          <table:table-cell table:formula="of:=INDIRECT(ADDRESS([.M15];6;4))" office:value-type="float" office:value="0.00789411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/>
          <table:table-cell table:formula="of:=INDIRECT(ADDRESS([.K16];6;4))" office:value-type="float" office:value="0.00458838">
            <text:p>0</text:p>
          </table:table-cell>
          <table:table-cell table:formula="of:=INDIRECT(ADDRESS([.L16];6;4))" office:value-type="float" office:value="0.0126905">
            <text:p>0.01</text:p>
          </table:table-cell>
          <table:table-cell table:formula="of:=INDIRECT(ADDRESS([.M16];6;4))" office:value-type="float" office:value="0.0189802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office:value-type="float" office:value="19.0318">
            <text:p>19.03</text:p>
          </table:table-cell>
          <table:table-cell/>
          <table:table-cell table:formula="of:=INDIRECT(ADDRESS([.K17];6;4))" office:value-type="float" office:value="0.00466144">
            <text:p>0</text:p>
          </table:table-cell>
          <table:table-cell table:formula="of:=INDIRECT(ADDRESS([.L17];6;4))" office:value-type="float" office:value="0.0085492">
            <text:p>0.01</text:p>
          </table:table-cell>
          <table:table-cell table:formula="of:=INDIRECT(ADDRESS([.M17];6;4))" office:value-type="float" office:value="0.0143738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12">
            <text:p>6.55</text:p>
          </table:table-cell>
          <table:table-cell/>
          <table:table-cell table:formula="of:=INDIRECT(ADDRESS([.K18];6;4))" office:value-type="float" office:value="0.00461918">
            <text:p>0</text:p>
          </table:table-cell>
          <table:table-cell table:formula="of:=INDIRECT(ADDRESS([.L18];6;4))" office:value-type="float" office:value="0.00895796">
            <text:p>0.01</text:p>
          </table:table-cell>
          <table:table-cell table:formula="of:=INDIRECT(ADDRESS([.M18];6;4))" office:value-type="float" office:value="0.00891984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68">
            <text:p>6.56</text:p>
          </table:table-cell>
          <table:table-cell/>
          <table:table-cell table:formula="of:=INDIRECT(ADDRESS([.K19];6;4))" office:value-type="float" office:value="0.00696827">
            <text:p>0.01</text:p>
          </table:table-cell>
          <table:table-cell table:formula="of:=INDIRECT(ADDRESS([.L19];6;4))" office:value-type="float" office:value="0.0100251">
            <text:p>0.01</text:p>
          </table:table-cell>
          <table:table-cell table:formula="of:=INDIRECT(ADDRESS([.M19];6;4))" office:value-type="float" office:value="0.0107173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763">
            <text:p>0</text:p>
          </table:table-cell>
          <table:table-cell/>
          <table:table-cell table:formula="of:=INDIRECT(ADDRESS([.K20];6;4))" office:value-type="float" office:value="0.00462708">
            <text:p>0</text:p>
          </table:table-cell>
          <table:table-cell table:formula="of:=INDIRECT(ADDRESS([.L20];6;4))" office:value-type="float" office:value="0.0127272">
            <text:p>0.01</text:p>
          </table:table-cell>
          <table:table-cell table:formula="of:=INDIRECT(ADDRESS([.M20];6;4))" office:value-type="float" office:value="0.012686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68">
            <text:p>6.56</text:p>
          </table:table-cell>
          <table:table-cell/>
          <table:table-cell table:formula="of:=INDIRECT(ADDRESS([.K21];6;4))" office:value-type="float" office:value="0.00576766">
            <text:p>0.01</text:p>
          </table:table-cell>
          <table:table-cell table:formula="of:=INDIRECT(ADDRESS([.L21];6;4))" office:value-type="float" office:value="0.0171624">
            <text:p>0.02</text:p>
          </table:table-cell>
          <table:table-cell table:formula="of:=INDIRECT(ADDRESS([.M21];6;4))" office:value-type="float" office:value="0.0399584">
            <text:p>0.04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947">
            <text:p>6.59</text:p>
          </table:table-cell>
          <table:table-cell/>
          <table:table-cell table:formula="of:=INDIRECT(ADDRESS([.K22];6;4))" office:value-type="float" office:value="0.00461168">
            <text:p>0</text:p>
          </table:table-cell>
          <table:table-cell table:formula="of:=INDIRECT(ADDRESS([.L22];6;4))" office:value-type="float" office:value="0.0137272">
            <text:p>0.01</text:p>
          </table:table-cell>
          <table:table-cell table:formula="of:=INDIRECT(ADDRESS([.M22];6;4))" office:value-type="float" office:value="0.00560304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6704">
            <text:p>0.03</text:p>
          </table:table-cell>
          <table:table-cell/>
          <table:table-cell table:formula="of:=INDIRECT(ADDRESS([.K23];6;4))" office:value-type="float" office:value="0.00457929">
            <text:p>0</text:p>
          </table:table-cell>
          <table:table-cell table:formula="of:=INDIRECT(ADDRESS([.L23];6;4))" office:value-type="float" office:value="0.00961592">
            <text:p>0.01</text:p>
          </table:table-cell>
          <table:table-cell table:formula="of:=INDIRECT(ADDRESS([.M23];6;4))" office:value-type="float" office:value="0.0121181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931">
            <text:p>6.56</text:p>
          </table:table-cell>
          <table:table-cell/>
          <table:table-cell table:formula="of:=INDIRECT(ADDRESS([.K24];6;4))" office:value-type="float" office:value="0.00464959">
            <text:p>0</text:p>
          </table:table-cell>
          <table:table-cell table:formula="of:=INDIRECT(ADDRESS([.L24];6;4))" office:value-type="float" office:value="0.00877905">
            <text:p>0.01</text:p>
          </table:table-cell>
          <table:table-cell table:formula="of:=INDIRECT(ADDRESS([.M24];6;4))" office:value-type="float" office:value="0.0152412">
            <text:p>0.02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192">
            <text:p>6.59</text:p>
          </table:table-cell>
          <table:table-cell/>
          <table:table-cell table:style-name="ce6" table:formula="of:=SUM([.H2:.H24])" office:value-type="float" office:value="0.11716554">
            <text:p>0.11717</text:p>
          </table:table-cell>
          <table:table-cell table:style-name="ce6" table:formula="of:=SUM([.I2:.I24])" office:value-type="float" office:value="0.26280713">
            <text:p>0.26281</text:p>
          </table:table-cell>
          <table:table-cell table:style-name="ce6" table:formula="of:=SUM([.J2:.J24])" office:value-type="float" office:value="0.30733574">
            <text:p>0.30734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6052">
            <text:p>0.03</text:p>
          </table:table-cell>
          <table:table-cell/>
          <table:table-cell table:style-name="ce6" table:formula="of:=AVERAGE([.H2:.H24])" office:value-type="float" office:value="0.00509415391304348">
            <text:p>0.00509</text:p>
          </table:table-cell>
          <table:table-cell table:style-name="ce6" table:formula="of:=AVERAGE([.I2:.I24])" office:value-type="float" office:value="0.0114263969565217">
            <text:p>0.01143</text:p>
          </table:table-cell>
          <table:table-cell table:style-name="ce6" table:formula="of:=AVERAGE([.J2:.J24])" office:value-type="float" office:value="0.0133624234782609">
            <text:p>0.01336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4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9421">
            <text:p>6.59E+000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25">
            <text:p>6.59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2998">
            <text:p>0.0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2617">
            <text:p>49.26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942">
            <text:p>6.59</text:p>
          </table:table-cell>
          <table:table-cell office:value-type="string">
            <text:p>time</text:p>
          </table:table-cell>
          <table:table-cell office:value-type="float" office:value="19.0622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428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48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19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9425">
            <text:p>6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27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office:value-type="float" office:value="19.0487">
            <text:p>19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437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9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623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1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948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77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523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322">
            <text:p>6.6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5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1451">
            <text:p>6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57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505519">
            <text:p>5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117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877">
            <text:p>36.88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145">
            <text:p>6.61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46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1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992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1457">
            <text:p>6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6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office:value-type="float" office:value="19.0648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69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155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1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155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209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3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13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693">
            <text:p>6.6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2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4163">
            <text:p>6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6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574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3508">
            <text:p>46.35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4162">
            <text:p>6.64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16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1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485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4167">
            <text:p>6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office:value-type="float" office:value="19.0821">
            <text:p>19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177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72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32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72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58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1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1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962">
            <text:p>6.6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2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office:value-type="string">
            <text:p>time</text:p>
          </table:table-cell>
          <table:table-cell office:value-type="float" office:value="19.0904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2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91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8114">
            <text:p>55.81</text:p>
          </table:table-cell>
          <table:table-cell office:value-type="string">
            <text:p>time</text:p>
          </table:table-cell>
          <table:table-cell office:value-type="float" office:value="19.0906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32">
            <text:p>6.66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1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2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office:value-type="float" office:value="19.0996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3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795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13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79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681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50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83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04">
            <text:p>6.6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02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112">
            <text:p>6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1747">
            <text:p>3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26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7577">
            <text:p>54.76</text:p>
          </table:table-cell>
          <table:table-cell office:value-type="string">
            <text:p>time</text:p>
          </table:table-cell>
          <table:table-cell office:value-type="float" office:value="19.1042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8111">
            <text:p>6.68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119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0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116">
            <text:p>6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8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office:value-type="float" office:value="19.1194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128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84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638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584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479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42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801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715">
            <text:p>6.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45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9938">
            <text:p>6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4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38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354">
            <text:p>35.24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9937">
            <text:p>6.7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945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74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29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9942">
            <text:p>6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4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office:value-type="float" office:value="19.1322">
            <text:p>1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95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4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4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41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491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0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1065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141">
            <text:p>6.7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6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2776">
            <text:p>6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8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90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2481">
            <text:p>50.25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2776">
            <text:p>6.73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84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5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3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2781">
            <text:p>6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8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office:value-type="float" office:value="19.151">
            <text:p>1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9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325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90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25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358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44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569">
            <text:p>6.7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4766">
            <text:p>6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4272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1778">
            <text:p>29.18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4766">
            <text:p>6.75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7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19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181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477">
            <text:p>6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office:value-type="float" office:value="19.1677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782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39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68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4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88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586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545">
            <text:p>6.7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592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8194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19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8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016">
            <text:p>37.2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8193">
            <text:p>6.7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20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7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8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8198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2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office:value-type="float" office:value="19.1841">
            <text:p>1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2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736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55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738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9592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3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942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245">
            <text:p>6.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44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0882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8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9139">
            <text:p>3.7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462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3798">
            <text:p>51.38</text:p>
          </table:table-cell>
          <table:table-cell office:value-type="string">
            <text:p>time</text:p>
          </table:table-cell>
          <table:table-cell office:value-type="float" office:value="19.1891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0881">
            <text:p>6.81</text:p>
          </table:table-cell>
          <table:table-cell office:value-type="string">
            <text:p>time</text:p>
          </table:table-cell>
          <table:table-cell office:value-type="float" office:value="19.2216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88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26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36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0886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8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office:value-type="float" office:value="19.2009">
            <text:p>1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89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363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93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363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385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1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596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613">
            <text:p>6.83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2828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31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7798">
            <text:p>3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393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0356">
            <text:p>49.04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2827">
            <text:p>6.83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835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65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300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2832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34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office:value-type="float" office:value="19.2326">
            <text:p>1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843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315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316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171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4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719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568">
            <text:p>6.8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89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4868">
            <text:p>6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72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06785">
            <text:p>4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707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4425">
            <text:p>37.44</text:p>
          </table:table-cell>
          <table:table-cell office:value-type="string">
            <text:p>time</text:p>
          </table:table-cell>
          <table:table-cell office:value-type="float" office:value="19.2372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4867">
            <text:p>6.85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8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36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62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4874">
            <text:p>6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79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89722">
            <text:p>4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office:value-type="float" office:value="19.2496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966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42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542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387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84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26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969">
            <text:p>6.8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37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7538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4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98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1737">
            <text:p>47.17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7537">
            <text:p>6.88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545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56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0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7542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44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office:value-type="float" office:value="19.2661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553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257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035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26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155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5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649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439">
            <text:p>6.8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94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658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62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936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5583">
            <text:p>34.56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9657">
            <text:p>6.9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665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49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839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9662">
            <text:p>6.9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65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office:value-type="float" office:value="19.2821">
            <text:p>1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72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0182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83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018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452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0126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024">
            <text:p>6.9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8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255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81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962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65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137">
            <text:p>44.14</text:p>
          </table:table-cell>
          <table:table-cell office:value-type="string">
            <text:p>time</text:p>
          </table:table-cell>
          <table:table-cell office:value-type="float" office:value="19.2888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2551">
            <text:p>6.93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585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15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29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258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8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office:value-type="float" office:value="19.2993">
            <text:p>1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59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06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1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06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919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4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946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383">
            <text:p>6.9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37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4818">
            <text:p>6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35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98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29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6454">
            <text:p>54.65</text:p>
          </table:table-cell>
          <table:table-cell office:value-type="string">
            <text:p>time</text:p>
          </table:table-cell>
          <table:table-cell office:value-type="float" office:value="19.306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4817">
            <text:p>6.95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839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4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0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4835">
            <text:p>6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38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office:value-type="float" office:value="19.3156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848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531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91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5311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206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7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5542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434">
            <text:p>6.9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19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6647">
            <text:p>6.9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51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750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8339">
            <text:p>38.83</text:p>
          </table:table-cell>
          <table:table-cell office:value-type="string">
            <text:p>time</text:p>
          </table:table-cell>
          <table:table-cell office:value-type="float" office:value="19.3212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6647">
            <text:p>6.97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5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2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657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6652">
            <text:p>6.9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54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office:value-type="float" office:value="19.3325">
            <text:p>1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63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36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968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362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365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2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735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807">
            <text:p>6.9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9222">
            <text:p>6.9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38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24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37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3781">
            <text:p>45.38</text:p>
          </table:table-cell>
          <table:table-cell office:value-type="string">
            <text:p>time</text:p>
          </table:table-cell>
          <table:table-cell office:value-type="float" office:value="19.3405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9222">
            <text:p>6.99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42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24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2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9238">
            <text:p>6.9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41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office:value-type="float" office:value="19.3506">
            <text:p>1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5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71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7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71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98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2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952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22">
            <text:p>7.0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8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1426">
            <text:p>7.0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43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14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4418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3763">
            <text:p>18.38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1425">
            <text:p>7.01</text:p>
          </table:table-cell>
          <table:table-cell office:value-type="string">
            <text:p>time</text:p>
          </table:table-cell>
          <table:table-cell office:value-type="float" office:value="19.3722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447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863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41613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1444">
            <text:p>7.0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4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office:value-type="float" office:value="19.3678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455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032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7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033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3749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394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39">
            <text:p>7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958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6868">
            <text:p>7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766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8617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907">
            <text:p>22.29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6867">
            <text:p>7.07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8772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4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3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8767">
            <text:p>7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771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office:value-type="float" office:value="19.3837">
            <text:p>1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9032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9493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1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9494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86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72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56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126">
            <text:p>7.1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03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1354">
            <text:p>7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74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950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526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8677">
            <text:p>33.87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1353">
            <text:p>7.11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77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297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96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1374">
            <text:p>7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7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office:value-type="float" office:value="19.4038">
            <text:p>1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8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84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92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84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2806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15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2386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598">
            <text:p>7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1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4307">
            <text:p>7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347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40244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16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3815">
            <text:p>41.38</text:p>
          </table:table-cell>
          <table:table-cell office:value-type="string">
            <text:p>time</text:p>
          </table:table-cell>
          <table:table-cell office:value-type="float" office:value="19.4087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4306">
            <text:p>7.14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35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21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69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4348">
            <text:p>7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35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office:value-type="float" office:value="19.41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39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85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495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85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5734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7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721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245">
            <text:p>7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24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6723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43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023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622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5619">
            <text:p>37.56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6722">
            <text:p>7.17</text:p>
          </table:table-cell>
          <table:table-cell office:value-type="string">
            <text:p>time</text:p>
          </table:table-cell>
          <table:table-cell office:value-type="float" office:value="19.4411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7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383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357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6744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office:value-type="float" office:value="19.4365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75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721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9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21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8079">
            <text:p>7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83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:\Projects&gt;</text:p>
          </table:table-cell>
          <table:table-cell table:number-columns-repeated="12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5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7T15:05:38.57</dc:date>
    <meta:editing-duration>PT02H18M35S</meta:editing-duration>
    <meta:editing-cycles>23</meta:editing-cycles>
    <meta:generator>OpenOffice.org/3.1$Win32 OpenOffice.org_project/310m11$Build-9399</meta:generator>
    <meta:document-statistic meta:table-count="5" meta:cell-count="11542" meta:object-count="0"/>
  </office:meta>
</office:document-meta>
</file>